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1C8800000A3CEF8F10C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 style:list-style-name="L1">
      <style:paragraph-properties fo:text-align="justify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 style:list-style-name="L2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 style:list-style-name="L3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</style:style>
    <style:style style:name="P9" style:family="paragraph" style:parent-style-name="Standard">
      <style:paragraph-properties fo:text-align="justify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Courier New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11pt" style:text-underline-style="none" fo:font-weight="normal" style:font-size-asian="11pt" style:font-weight-asian="normal" style:font-size-complex="11pt" style:font-weight-complex="normal"/>
    </style:style>
    <style:style style:name="P12" style:family="paragraph" style:parent-style-name="Preformatted_20_Text">
      <style:paragraph-properties fo:margin-top="0cm" fo:margin-bottom="0.499cm" fo:line-height="125%" fo:background-color="#1c1c1c">
        <style:background-image/>
      </style:paragraph-properties>
      <style:text-properties fo:color="#ffffff"/>
    </style:style>
    <style:style style:name="P13" style:family="paragraph" style:parent-style-name="Preformatted_20_Text">
      <style:paragraph-properties fo:text-align="justify" style:justify-single-word="false" fo:background-color="#1c1c1c">
        <style:background-image/>
      </style:paragraph-properties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4" style:family="paragraph" style:parent-style-name="Preformatted_20_Text">
      <style:paragraph-properties fo:line-height="125%" fo:background-color="#1c1c1c">
        <style:background-image/>
      </style:paragraph-properties>
    </style:style>
    <style:style style:name="P15" style:family="paragraph" style:parent-style-name="Preformatted_20_Text">
      <style:paragraph-properties fo:line-height="125%" fo:background-color="#1c1c1c">
        <style:background-image/>
      </style:paragraph-properties>
      <style:text-properties fo: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8" style:family="text">
      <style:text-properties style:font-name="Courier New" fo:font-size="11pt" style:font-size-asian="11pt" style:font-size-complex="11pt"/>
    </style:style>
    <style:style style:name="T9" style:family="text">
      <style:text-properties fo:color="#fb660a" fo:font-weight="bold"/>
    </style:style>
    <style:style style:name="T10" style:family="text">
      <style:text-properties fo:color="#ffffff"/>
    </style:style>
    <style:style style:name="T11" style:family="text">
      <style:text-properties fo:color="#0086f7" fo:font-weight="bold"/>
    </style:style>
    <style:style style:name="T12" style:family="text">
      <style:text-properties fo:color="#0086d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ANDOM NUMBERS</text:p>
      <text:p text:style-name="P1"/>
      <text:p text:style-name="P2">En python, on dispose de plusieurs modules qui nous permettent de générer des nombres aléatoires. On étudiera ici trois modules :</text:p>
      <text:list xml:id="list4537821231669940767" text:style-name="L1">
        <text:list-item>
          <text:p text:style-name="P3">Le module <text:span text:style-name="T1">random</text:span>.</text:p>
        </text:list-item>
        <text:list-item>
          <text:p text:style-name="P3">Le module </text:p>
        </text:list-item>
        <text:list-item>
          <text:p text:style-name="P3">Le module </text:p>
        </text:list-item>
      </text:list>
      <text:p text:style-name="P2"/>
      <text:p text:style-name="P2"/>
      <text:list xml:id="list4577333122761200533" text:style-name="L2">
        <text:list-item>
          <text:p text:style-name="P5">Le module 'random'</text:p>
        </text:list-item>
      </text:list>
      <text:p text:style-name="P7"/>
      <text:p text:style-name="P7"><text:a xlink:type="simple" xlink:href="https://docs.python.org/3/library/random.html" text:style-name="Internet_20_link" text:visited-style-name="Visited_20_Internet_20_Link">https://docs.python.org/3/library/random.html</text:a> </text:p>
      <text:p text:style-name="P7"/>
      <text:p text:style-name="P7">Ce module nous permet de générer des nombres <text:span text:style-name="T2">pseudo-aléatoires</text:span>. C'est-à-dire qu'il s'agit de nombres qui semblent aléatoires, mais qui peuvent en réalité être reproduits. C'est pourquoi, comme indiqué dans la documentation, ce module ne doit <text:span text:style-name="T2">pas être utilisé à des fins cryptographiques ou de sécurité</text:span> (pour cela, utiliser le module <text:span text:style-name="T2">secrets</text:span> qu'on verra ensuite).</text:p>
      <text:p text:style-name="P7"/>
      <text:p text:style-name="P7">Il s'agit cependant d'un module qui convient plutôt bien à la plupart des autres usages pour lesquels on aurait besoin de nombres qui semblent aléatoires.</text:p>
      <text:p text:style-name="P7"/>
      <text:p text:style-name="P9">&gt; Génère un float aléatoire entre 0 et 1 :</text:p>
      <text:p text:style-name="P11">a = random.random()</text:p>
      <text:p text:style-name="P7"/>
      <text:p text:style-name="P9">&gt; Génère un float aléatoire entre 1 et 10 (compris) :</text:p>
      <text:p text:style-name="P10">a = random.uniform(1, 10)</text:p>
      <text:p text:style-name="P9"/>
      <text:p text:style-name="P9">&gt; Génère un entier aléatoire entre 1 et 10 (compris) :</text:p>
      <text:p text:style-name="P10">a = random.randint(1, 10)</text:p>
      <text:p text:style-name="P9"/>
      <text:p text:style-name="P9">&gt; Génère un entier aléatoire entre 1 (compris) et 10 (exclu), afin d'être plus proche de la formulation de <text:span text:style-name="T8">range() </text:span>:</text:p>
      <text:p text:style-name="P10">a = random.randrange(1, 10)</text:p>
      <text:p text:style-name="P9"/>
      <text:p text:style-name="P9">&gt; Génère un float aléatoire dans une distribution normale avec une moyenne de 0 et une déviation standard de 1 :</text:p>
      <text:p text:style-name="P10">a = random.normalvariate(0, 1)</text:p>
      <text:p text:style-name="P9"/>
      <text:p text:style-name="P9">&gt; Choisit un élément aléatoire d'un conteneur <text:span text:style-name="T4">iterable</text:span>, comme une liste par exemple :</text:p>
      <text:p text:style-name="P10">mylist = list("ABCDEF")</text:p>
      <text:p text:style-name="P10">a = random.choice(mylist)</text:p>
      <text:p text:style-name="P9"/>
      <text:p text:style-name="P9">&gt; Choisit plusieurs éléments aléatoires d'un conteneur iterable, ici, 3. Les éléments retournés ne sont pas forcément contingents dans le conteneur ; un même élément ne peut être choisi plusieurs fois :</text:p>
      <text:p text:style-name="P10">mylist = list("ABCDEF")</text:p>
      <text:p text:style-name="P10">a = random.sample(mylist, 3)</text:p>
      <text:p text:style-name="P9"/>
      <text:p text:style-name="P9">&gt; Même chose que l'exemple précédent, sauf que un même élément peut être choisi plusieurs fois :</text:p>
      <text:p text:style-name="P10">mylist = list("ABCDEF")</text:p>
      <text:p text:style-name="P10">a = random.choices(mylist, k=3)</text:p>
      <text:p text:style-name="P9"/>
      <text:p text:style-name="P9">&gt; Mélange aléatoirement les éléments d'un conteneur, modifiant l'objet d'origine.</text:p>
      <text:p text:style-name="P10">mylist = list("ABCDEF")</text:p>
      <text:p text:style-name="P10"><text:soft-page-break/>random.shuffle(mylist)</text:p>
      <text:p text:style-name="P9"/>
      <text:p text:style-name="P9"/>
      <text:p text:style-name="P9">On a indiqué ci-dessus que ces nombres n'étaient que <text:span text:style-name="T2">pseudo </text:span>aléatoires, et qu'on pouvait en réalité les reproduire ; pourquoi ? Car ils sont calculés <text:span text:style-name="T2">à partir d'une seed</text:span> et qu'avec une même <text:span text:style-name="T2">seed</text:span>, l'intégralité des nombres produits par les fonctions ci-dessus seront identiques. Imaginons qu'on ait un script python qui génère deux nombres aléatoires à partir d'une <text:span text:style-name="T2">seed </text:span>égale à <text:span text:style-name="T2">1</text:span>. Je peux tout à fait reproduire ces nombres en plaçant ma <text:span text:style-name="T2">seed </text:span>à <text:span text:style-name="T2">1</text:span> :</text:p>
      <text:p text:style-name="P9"/>
      <text:p text:style-name="P13"><text:span text:style-name="T9">import</text:span> <text:span text:style-name="T10">random</text:span></text:p>
      <text:p text:style-name="P14"/>
      <text:p text:style-name="P14"><text:span text:style-name="T10">random.seed(</text:span><text:span text:style-name="T11">1</text:span><text:span text:style-name="T10">)</text:span></text:p>
      <text:p text:style-name="P15">print(random.random())</text:p>
      <text:p text:style-name="P15">print(random.random())</text:p>
      <text:p text:style-name="P14"/>
      <text:p text:style-name="P14"><text:span text:style-name="T10">print(</text:span><text:span text:style-name="T12">"---"</text:span><text:span text:style-name="T10">)</text:span></text:p>
      <text:p text:style-name="P14"/>
      <text:p text:style-name="P14"><text:span text:style-name="T10">random.seed(</text:span><text:span text:style-name="T11">1</text:span><text:span text:style-name="T10">)</text:span></text:p>
      <text:p text:style-name="P15">print(random.random())</text:p>
      <text:p text:style-name="P12">print(random.random())</text:p>
      <text:p text:style-name="P9"><draw:frame draw:style-name="fr1" draw:name="images1" text:anchor-type="paragraph" svg:x="0.005cm" svg:y="-0.159cm" svg:width="7.304cm" svg:height="2.619cm" draw:z-index="0"><draw:image xlink:href="Pictures/2000000700001C8800000A3CEF8F10CC.svm" xlink:type="simple" xlink:show="embed" xlink:actuate="onLoad"/></draw:frame></text:p>
      <text:p text:style-name="P9"/>
      <text:p text:style-name="P8"><text:span text:style-name="T6">Par défaut, lorsqu'aucune </text:span><text:span text:style-name="T7">seed </text:span><text:span text:style-name="T6">n'est spécifiée, la documentation indique que l'heure actuelle est utilisée : "</text:span><text:span text:style-name="T4">the current system time is used</text:span>". Donc, si je suis sur un système et que je remarque un script python qui utilise le module <text:span text:style-name="T2">random </text:span><text:span text:style-name="T3">pour effectuer des actions de sécurité sensibles, et qu'aucune seed n'est spécifiée, je peux tout à fait reproduire les nombres random qui seront produits par le script à une certaine heure en lançant de mon côté les mêmes commandes python à la même heure (voir writeup </text:span><text:span text:style-name="T2">ippsec, Crossfit</text:span><text:span text:style-name="T3">).</text:span></text:p>
      <text:p text:style-name="P8"><text:span text:style-name="T3"/></text:p>
      <text:p text:style-name="P8"><text:span text:style-name="T3"/></text:p>
      <text:list xml:id="list6473822548525839185" text:style-name="L3">
        <text:list-item>
          <text:p text:style-name="P6">Le module 'secrets'</text:p>
        </text:list-item>
      </text:list>
      <text:p text:style-name="P7"/>
      <text:p text:style-name="P7"><text:a xlink:type="simple" xlink:href="https://docs.python.org/3/library/secrets.html#module-secrets" text:style-name="Internet_20_link" text:visited-style-name="Visited_20_Internet_20_Link">https://docs.python.org/3/library/secrets.html#module-secrets</text:a> </text:p>
      <text:p text:style-name="P7"/>
      <text:p text:style-name="P7">Nous venons de le voir, les nombres produits par le module <text:span text:style-name="T2">random </text:span>peuvent être reproduits et ne sont à ce titre pas sécurisés pour des opérations cryptographiques ou de sécurité ; c'est pourquoi, pour de telles opérations, le module <text:span text:style-name="T2">secrets </text:span>doit être utilisé. Ce module est moins rapide mais permettra de générer de <text:span text:style-name="T2">réels nombres aléatoires</text:span>.</text:p>
      <text:p text:style-name="P7"/>
      <text:p text:style-name="P7">&gt; Génère un entier aléatoire de 0 à 25 (exclu) :</text:p>
      <text:p text:style-name="P7">a = secrets.randbelow(25)</text:p>
      <text:p text:style-name="P7"/>
      <text:p text:style-name="P7">&gt; Génère un entier composé de <text:span text:style-name="T2">n </text:span>bits aléatoires :</text:p>
      <text:p text:style-name="P7">a = secrets.randbits(n)</text:p>
      <text:p text:style-name="P7"/>
      <text:p text:style-name="P7">&gt; Choisit aléatoirement un élément d'un conteneur <text:span text:style-name="T4">iterable</text:span><text:span text:style-name="T5"> :</text:span></text:p>
      <text:p text:style-name="P11"><text:soft-page-break/><text:span text:style-name="T5">mylist = "ABCDEF"</text:span></text:p>
      <text:p text:style-name="P11"><text:span text:style-name="T5">a = secrets.choice(mylist)</text:span></text:p>
      <text:p text:style-name="P11"><text:span text:style-name="T5"/></text:p>
      <text:p text:style-name="P7"><text:span text:style-name="T5"/></text:p>
      <text:p text:style-name="P7"/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30M25S</meta:editing-duration>
    <meta:editing-cycles>3</meta:editing-cycles>
    <meta:generator>OpenOffice/4.1.11$Win32 OpenOffice.org_project/4111m1$Build-9808</meta:generator>
    <dc:date>2022-04-02T14:32:59.85</dc:date>
    <meta:document-statistic meta:table-count="0" meta:image-count="1" meta:object-count="0" meta:page-count="3" meta:paragraph-count="51" meta:word-count="585" meta:character-count="3720"/>
    <meta:user-defined meta:name="Info 1"/>
    <meta:user-defined meta:name="Info 2"/>
    <meta:user-defined meta:name="Info 3"/>
    <meta:user-defined meta:name="Info 4"/>
  </office:meta>
</office:document-meta>
</file>